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-color="#cccccc" draw:textarea-horizontal-align="justify" draw:textarea-vertical-align="middle" draw:auto-grow-height="false" fo:min-height="0.25cm" fo:min-width="0.5cm" fo:padding-top="0.125cm" fo:padding-bottom="0.125cm" fo:padding-left="0.25cm" fo:padding-right="0.25cm"/>
    </style:style>
    <style:style style:name="gr2" style:family="graphic" style:parent-style-name="standard">
      <style:graphic-properties svg:stroke-color="#000000" draw:fill-color="#99cccc" draw:textarea-horizontal-align="justify" draw:textarea-vertical-align="middle" draw:auto-grow-height="false" fo:min-height="0.246cm" fo:min-width="0cm"/>
    </style:style>
    <style:style style:name="gr3" style:family="graphic" style:parent-style-name="standard">
      <style:graphic-properties svg:stroke-color="#000000" draw:fill-color="#9999ff" draw:textarea-horizontal-align="justify" draw:textarea-vertical-align="middle" draw:auto-grow-height="false" fo:min-height="0.05cm" fo:min-width="0cm"/>
    </style:style>
    <style:style style:name="gr4" style:family="graphic" style:parent-style-name="standard">
      <style:graphic-properties svg:stroke-color="#000000" draw:fill-color="#99ff99" draw:textarea-horizontal-align="justify" draw:textarea-vertical-align="middle" draw:auto-grow-height="false" fo:min-height="0.034cm" fo:min-width="0.066cm"/>
    </style:style>
    <style:style style:name="gr5" style:family="graphic" style:parent-style-name="standard">
      <style:graphic-properties svg:stroke-color="#000000" draw:fill-color="#ff6666" draw:textarea-horizontal-align="justify" draw:textarea-vertical-align="middle" draw:auto-grow-height="false" fo:min-height="0.034cm" fo:min-width="0.06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19cm"/>
    </style:style>
    <style:style style:name="gr8" style:family="graphic" style:parent-style-name="standard">
      <style:graphic-properties draw:stroke="none" svg:stroke-color="#000000" draw:fill="none" draw:fill-color="#ffffff" fo:min-height="0.637cm"/>
    </style:style>
    <style:style style:name="gr9" style:family="graphic" style:parent-style-name="standard">
      <style:graphic-properties draw:stroke="none" svg:stroke-color="#000000" draw:fill="none" draw:fill-color="#ffffff" fo:min-height="0.445cm"/>
    </style:style>
    <style:style style:name="gr10" style:family="graphic" style:parent-style-name="standard">
      <style:graphic-properties svg:stroke-width="0cm" svg:stroke-color="#000000" draw:marker-start-width="0.2cm" draw:marker-end-width="0.2cm" draw:fill-color="#ffffff" draw:textarea-horizontal-align="justify" draw:textarea-vertical-align="middle" draw:auto-grow-height="false" fo:min-height="0.25cm" fo:min-width="0.5cm" fo:padding-top="0.125cm" fo:padding-bottom="0.125cm" fo:padding-left="0.25cm" fo:padding-right="0.25cm"/>
    </style:style>
    <style:style style:name="gr11" style:family="graphic" style:parent-style-name="standard">
      <style:graphic-properties draw:stroke="solid" svg:stroke-color="#000000" draw:fill="none" draw:fill-color="#ffffff" fo:min-height="0.556cm"/>
    </style:style>
    <style:style style:name="gr12" style:family="graphic" style:parent-style-name="standard">
      <style:graphic-properties draw:stroke="solid" svg:stroke-color="#000000" draw:fill="none" draw:fill-color="#ffffff" fo:min-height="0.65cm"/>
    </style:style>
    <style:style style:name="gr13" style:family="graphic" style:parent-style-name="standard">
      <style:graphic-properties svg:stroke-color="#000000" draw:fill-color="#99cccc" draw:textarea-horizontal-align="justify" draw:textarea-vertical-align="middle" draw:auto-grow-height="false" fo:min-height="0.599cm" fo:min-width="0.349cm"/>
    </style:style>
    <style:style style:name="gr14" style:family="graphic" style:parent-style-name="standard">
      <style:graphic-properties svg:stroke-width="0cm" svg:stroke-color="#000000" draw:marker-start-width="0.2cm" draw:marker-end-width="0.2cm" draw:fill-color="#cccccc" draw:textarea-horizontal-align="justify" draw:textarea-vertical-align="middle" draw:auto-grow-height="false" fo:min-height="0.55cm" fo:min-width="1.3cm" fo:padding-top="0.125cm" fo:padding-bottom="0.125cm" fo:padding-left="0.25cm" fo:padding-right="0.25cm"/>
    </style:style>
    <style:style style:name="gr15" style:family="graphic" style:parent-style-name="standard">
      <style:graphic-properties svg:stroke-color="#000000" draw:fill-color="#ff6666" draw:textarea-horizontal-align="justify" draw:textarea-vertical-align="middle" draw:auto-grow-height="false" fo:min-height="0.106cm" fo:min-width="0.21cm"/>
    </style:style>
    <style:style style:name="gr16" style:family="graphic" style:parent-style-name="standard">
      <style:graphic-properties svg:stroke-color="#000000" draw:fill-color="#99ff99" draw:textarea-horizontal-align="justify" draw:textarea-vertical-align="middle" draw:auto-grow-height="false" fo:min-height="0.105cm" fo:min-width="0.21cm"/>
    </style:style>
    <style:style style:name="gr17" style:family="graphic" style:parent-style-name="standard">
      <style:graphic-properties svg:stroke-color="#000000" draw:fill-color="#9999ff" draw:textarea-horizontal-align="justify" draw:textarea-vertical-align="middle" draw:auto-grow-height="false" fo:min-height="0.251cm" fo:min-width="0.001cm"/>
    </style:style>
    <style:style style:name="gr18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99cccc"/>
      <style:paragraph-properties fo:text-align="center"/>
    </style:style>
    <style:style style:name="P3" style:family="paragraph">
      <loext:graphic-properties draw:fill-color="#9999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99ff99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ff6666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-color="#99cccc"/>
      <style:paragraph-properties fo:text-align="center"/>
      <style:text-properties fo:font-size="8pt" style:font-size-asian="8pt" style:font-size-complex="8pt"/>
    </style:style>
    <style:style style:name="P12" style:family="paragraph">
      <loext:graphic-properties draw:fill-color="#cccccc"/>
      <style:paragraph-properties fo:text-align="center"/>
      <style:text-properties fo:font-size="8pt" style:font-size-asian="8pt" style:font-size-complex="8pt"/>
    </style:style>
    <style:style style:name="P13" style:family="paragraph">
      <loext:graphic-properties draw:fill-color="#9999ff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0.5cm" svg:x="1.4cm" svg:y="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cm" svg:height="0.7cm" svg:x="1.5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4.5cm" svg:y="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8cm" svg:height="0.4cm" svg:x="4.4cm" svg:y="19cm">
          <text:p text:style-name="P4"><text:span text:style-name="T1">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8cm" svg:height="0.4cm" svg:x="7.001cm" svg:y="18.101cm">
          <text:p text:style-name="P4"><text:span text:style-name="T1">K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7cm" svg:y1="19.3cm" svg:x2="7.9cm" svg:y2="19.3cm">
          <text:p/>
        </draw:line>
        <draw:frame draw:style-name="gr7" draw:text-style-name="P8" draw:layer="layout" svg:width="1.4cm" svg:height="0.569cm" svg:x="2.3cm" svg:y="18cm">
          <draw:text-box>
            <text:p><text:span text:style-name="T1">action</text:span></text:p>
          </draw:text-box>
        </draw:frame>
        <draw:frame draw:style-name="gr8" draw:text-style-name="P8" draw:layer="layout" svg:width="1.7cm" svg:height="0.887cm" svg:x="2.3cm" svg:y="18.901cm">
          <draw:text-box>
            <text:p><text:span text:style-name="T1">display</text:span></text:p>
          </draw:text-box>
        </draw:frame>
        <draw:frame draw:style-name="gr8" draw:text-style-name="P8" draw:layer="layout" svg:width="1.7cm" svg:height="0.887cm" svg:x="5.2cm" svg:y="18.002cm">
          <draw:text-box>
            <text:p><text:span text:style-name="T1">mes</text:span><text:span text:style-name="T1">sage</text:span></text:p>
          </draw:text-box>
        </draw:frame>
        <draw:frame draw:style-name="gr8" draw:text-style-name="P8" draw:layer="layout" svg:width="1.7cm" svg:height="0.887cm" svg:x="5.2cm" svg:y="18.903cm">
          <draw:text-box>
            <text:p><text:span text:style-name="T1">validation</text:span></text:p>
          </draw:text-box>
        </draw:frame>
        <draw:frame draw:style-name="gr7" draw:text-style-name="P8" draw:layer="layout" svg:width="1.4cm" svg:height="0.569cm" svg:x="7.8cm" svg:y="18.004cm">
          <draw:text-box>
            <text:p><text:span text:style-name="T1">failur</text:span><text:span text:style-name="T1">e</text:span></text:p>
          </draw:text-box>
        </draw:frame>
        <draw:frame draw:style-name="gr9" draw:text-style-name="P8" draw:layer="layout" svg:width="1.7cm" svg:height="0.695cm" svg:x="7.8cm" svg:y="19.005cm">
          <draw:text-box>
            <text:p><text:span text:style-name="T1">transition</text:span></text:p>
          </draw:text-box>
        </draw:frame>
        <draw:custom-shape draw:style-name="gr10" draw:text-style-name="P9" draw:layer="layout" svg:width="1cm" svg:height="0.5cm" svg:x="9.6cm" svg:y="18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cm" svg:height="0.887cm" svg:x="10.5cm" svg:y="18cm">
          <draw:text-box>
            <text:p><text:span text:style-name="T1">infor</text:span><text:span text:style-name="T1">mati</text:span><text:span text:style-name="T1">on</text:span></text:p>
          </draw:text-box>
        </draw:frame>
        <draw:frame draw:style-name="gr11" draw:text-style-name="P10" draw:layer="layout" svg:width="9.4cm" svg:height="0.806cm" svg:x="9.6cm" svg:y="1.2cm">
          <draw:text-box>
            <text:p><text:span text:style-name="T2">Pr</text:span><text:span text:style-name="T2">oj</text:span><text:span text:style-name="T2">ec</text:span><text:span text:style-name="T2">t’s </text:span><text:span text:style-name="T2">fu</text:span><text:span text:style-name="T2">nc</text:span><text:span text:style-name="T2">tio</text:span><text:span text:style-name="T2">na</text:span><text:span text:style-name="T2">l </text:span><text:span text:style-name="T2">tre</text:span><text:span text:style-name="T2">e : </text:span><text:span text:style-name="T2">Pr</text:span><text:span text:style-name="T2">oj</text:span><text:span text:style-name="T2">ec</text:span><text:span text:style-name="T2">t’s </text:span><text:span text:style-name="T2">na</text:span><text:span text:style-name="T2">m</text:span><text:span text:style-name="T2">e</text:span></text:p>
          </draw:text-box>
        </draw:frame>
      </draw:page>
      <draw:page draw:name="page2" draw:style-name="dp1" draw:master-page-name="Standard">
        <draw:frame draw:style-name="gr12" draw:text-style-name="P10" draw:layer="layout" svg:width="5.9cm" svg:height="0.9cm" svg:x="11.8cm" svg:y="1.2cm">
          <draw:text-box>
            <text:p><text:span text:style-name="T2">F</text:span><text:span text:style-name="T2">u</text:span><text:span text:style-name="T2">n</text:span><text:span text:style-name="T2">ct</text:span><text:span text:style-name="T2">io</text:span><text:span text:style-name="T2">n</text:span><text:span text:style-name="T2">al </text:span><text:span text:style-name="T2">bl</text:span><text:span text:style-name="T2">o</text:span><text:span text:style-name="T2">c</text:span><text:span text:style-name="T2">s </text:span><text:span text:style-name="T2">li</text:span><text:span text:style-name="T2">b</text:span><text:span text:style-name="T2">r</text:span><text:span text:style-name="T2">a</text:span><text:span text:style-name="T2">ry</text:span></text:p>
          </draw:text-box>
        </draw:frame>
        <draw:custom-shape draw:style-name="gr13" draw:text-style-name="P11" draw:layer="layout" svg:width="1.199cm" svg:height="1.199cm" svg:x="8.001cm" svg:y="14.201cm">
          <text:p text:style-name="P4"><text:span text:style-name="T1">p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9.3cm" svg:y1="14.8cm" svg:x2="10.5cm" svg:y2="14.8cm">
          <text:p/>
        </draw:line>
        <draw:custom-shape draw:style-name="gr14" draw:text-style-name="P12" draw:layer="layout" svg:width="1.8cm" svg:height="0.8cm" svg:x="10.5cm" svg:y="14.4cm">
          <text:p text:style-name="P4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.004cm" svg:height="0.502cm" svg:x="10.902cm" svg:y="13.2cm">
          <text:p text:style-name="P4"><text:span text:style-name="T1">K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1.002cm" svg:height="0.501cm" svg:x="13.201cm" svg:y="14.5cm">
          <text:p text:style-name="P4"><text:span text:style-name="T1">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1.4cm" svg:y1="14.4cm" svg:x2="11.4cm" svg:y2="13.7cm">
          <text:p/>
        </draw:line>
        <draw:line draw:style-name="gr6" draw:text-style-name="P7" draw:layer="layout" svg:x1="12.3cm" svg:y1="14.8cm" svg:x2="13.2cm" svg:y2="14.8cm">
          <text:p/>
        </draw:line>
        <draw:line draw:style-name="gr6" draw:text-style-name="P7" draw:layer="layout" svg:x1="11cm" svg:y1="13.5cm" svg:x2="9.9cm" svg:y2="13.5cm">
          <text:p/>
        </draw:line>
        <draw:custom-shape draw:style-name="gr17" draw:text-style-name="P13" draw:layer="layout" svg:width="1.001cm" svg:height="1.001cm" svg:x="9cm" svg:y="13cm">
          <text:p text:style-name="P4"><text:span text:style-name="T1">eror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7" draw:layer="layout" svg:x1="8.9cm" svg:y1="13.5cm" svg:x2="8.6cm" svg:y2="13.5cm">
          <text:p/>
        </draw:line>
        <draw:line draw:style-name="gr6" draw:text-style-name="P7" draw:layer="layout" svg:x1="8.6cm" svg:y1="13.501cm" svg:x2="8.6cm" svg:y2="14.3cm">
          <text:p/>
        </draw:line>
        <draw:custom-shape draw:style-name="gr13" draw:text-style-name="P11" draw:layer="layout" svg:width="1.199cm" svg:height="1.199cm" svg:x="23.201cm" svg:y="6.001cm">
          <text:p text:style-name="P4"><text:span text:style-name="T1">p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4.4cm" svg:y1="6.6cm" svg:x2="25.6cm" svg:y2="6.6cm">
          <text:p/>
        </draw:line>
        <draw:custom-shape draw:style-name="gr14" draw:text-style-name="P12" draw:layer="layout" svg:width="1.8cm" svg:height="0.8cm" svg:x="25.6cm" svg:y="6.2cm">
          <text:p text:style-name="P4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199cm" svg:height="1.199cm" svg:x="1.901cm" svg:y="6.001cm">
          <text:p text:style-name="P4"><text:span text:style-name="T1">p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.1cm" svg:y1="6.6cm" svg:x2="4.3cm" svg:y2="6.6cm">
          <text:p/>
        </draw:line>
        <draw:line draw:style-name="gr6" draw:text-style-name="P7" draw:layer="layout" svg:x1="18.5cm" svg:y1="6.6cm" svg:x2="19.7cm" svg:y2="6.6cm">
          <text:p/>
        </draw:line>
        <draw:custom-shape draw:style-name="gr14" draw:text-style-name="P12" draw:layer="layout" svg:width="1.8cm" svg:height="0.8cm" svg:x="16.7cm" svg:y="6.2cm">
          <text:p text:style-name="P4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199cm" svg:height="1.199cm" svg:x="8.601cm" svg:y="6.001cm">
          <text:p text:style-name="P4"><text:span text:style-name="T1">p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9.8cm" svg:y1="6.6cm" svg:x2="11cm" svg:y2="6.6cm">
          <text:p/>
        </draw:line>
        <draw:line draw:style-name="gr6" draw:text-style-name="P7" draw:layer="layout" svg:x1="9.6cm" svg:y1="6.2cm" svg:x2="10.6cm" svg:y2="5.5cm">
          <text:p/>
        </draw:line>
        <draw:line draw:style-name="gr6" draw:text-style-name="P7" draw:layer="layout" svg:x1="9.2cm" svg:y1="6cm" svg:x2="9.2cm" svg:y2="4.9cm">
          <text:p/>
        </draw:line>
        <draw:line draw:style-name="gr6" draw:text-style-name="P7" draw:layer="layout" svg:x1="9.2cm" svg:y1="9.2cm" svg:x2="9.2cm" svg:y2="10.401cm">
          <text:p/>
        </draw:line>
        <draw:line draw:style-name="gr6" draw:text-style-name="P7" draw:layer="layout" svg:x1="9.5cm" svg:y1="7.1cm" svg:x2="10.6cm" svg:y2="7.8cm">
          <text:p/>
        </draw:line>
        <draw:custom-shape draw:style-name="gr14" draw:text-style-name="P12" draw:layer="layout" svg:width="1.8cm" svg:height="0.8cm" svg:x="11cm" svg:y="6.2cm">
          <text:p text:style-name="P4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8cm" svg:height="0.8cm" svg:x="10.6cm" svg:y="7.8cm">
          <text:p text:style-name="P4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8cm" svg:height="0.8cm" svg:x="11cm" svg:y="6.2cm">
          <text:p text:style-name="P4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8cm" svg:height="0.8cm" svg:x="8.3cm" svg:y="8.4cm">
          <text:p text:style-name="P4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8cm" svg:height="0.8cm" svg:x="10.6cm" svg:y="4.7cm">
          <text:p text:style-name="P4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8cm" svg:height="0.8cm" svg:x="8.3cm" svg:y="4.1cm">
          <text:p text:style-name="P4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199cm" svg:height="1.199cm" svg:x="4.301cm" svg:y="14.201cm">
          <text:p text:style-name="P4"><text:span text:style-name="T1">pa</text:span><text:span text:style-name="T1">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.1cm" svg:y1="14.8cm" svg:x2="4.3cm" svg:y2="14.8cm">
          <text:p/>
        </draw:line>
        <draw:custom-shape draw:style-name="gr14" draw:text-style-name="P12" draw:layer="layout" svg:width="1.8cm" svg:height="0.8cm" svg:x="1.3cm" svg:y="14.4cm">
          <text:p text:style-name="P4"><text:span text:style-name="T1">act</text:span><text:span text:style-name="T1">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8cm" svg:height="0.8cm" svg:x="18.8cm" svg:y="14.4cm">
          <text:p text:style-name="P4"><text:span text:style-name="T1">act</text:span><text:span text:style-name="T1">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.004cm" svg:height="0.502cm" svg:x="19.202cm" svg:y="13.2cm">
          <text:p text:style-name="P4"><text:span text:style-name="T1">K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1.002cm" svg:height="0.501cm" svg:x="21.501cm" svg:y="14.5cm">
          <text:p text:style-name="P4"><text:span text:style-name="T1">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9.7cm" svg:y1="14.4cm" svg:x2="19.7cm" svg:y2="13.7cm">
          <text:p/>
        </draw:line>
        <draw:line draw:style-name="gr6" draw:text-style-name="P7" draw:layer="layout" svg:x1="20.6cm" svg:y1="14.8cm" svg:x2="21.5cm" svg:y2="14.8cm">
          <text:p/>
        </draw:line>
        <draw:line draw:style-name="gr6" draw:text-style-name="P7" draw:layer="layout" svg:x1="19.3cm" svg:y1="13.5cm" svg:x2="18.2cm" svg:y2="13.5cm">
          <text:p/>
        </draw:line>
        <draw:custom-shape draw:style-name="gr17" draw:text-style-name="P13" draw:layer="layout" svg:width="1.001cm" svg:height="1.001cm" svg:x="17.3cm" svg:y="13cm">
          <text:p text:style-name="P4"><text:span text:style-name="T1">err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7" draw:layer="layout" svg:x1="17.2cm" svg:y1="13.5cm" svg:x2="16.9cm" svg:y2="13.5cm">
          <text:p/>
        </draw:line>
        <draw:line draw:style-name="gr6" draw:text-style-name="P7" draw:layer="layout" svg:x1="16.9cm" svg:y1="13.501cm" svg:x2="16.9cm" svg:y2="14.3cm">
          <text:p/>
        </draw:line>
        <draw:line draw:style-name="gr6" draw:text-style-name="P7" draw:layer="layout" svg:x1="14.2cm" svg:y1="14.8cm" svg:x2="15.4cm" svg:y2="14.8cm">
          <text:p/>
        </draw:line>
        <draw:line draw:style-name="gr6" draw:text-style-name="P7" draw:layer="layout" svg:x1="22.5cm" svg:y1="14.8cm" svg:x2="23.7cm" svg:y2="14.8cm">
          <text:p/>
        </draw:line>
        <draw:line draw:style-name="gr6" draw:text-style-name="P7" draw:layer="layout" svg:x1="9.2cm" svg:y1="4.101cm" svg:x2="9.2cm" svg:y2="3.001cm">
          <text:p/>
        </draw:line>
        <draw:line draw:style-name="gr6" draw:text-style-name="P7" draw:layer="layout" svg:x1="12.4cm" svg:y1="4.701cm" svg:x2="13.4cm" svg:y2="4.001cm">
          <text:p/>
        </draw:line>
        <draw:line draw:style-name="gr6" draw:text-style-name="P7" draw:layer="layout" svg:x1="12.8cm" svg:y1="6.6cm" svg:x2="14cm" svg:y2="6.6cm">
          <text:p/>
        </draw:line>
        <draw:line draw:style-name="gr6" draw:text-style-name="P7" draw:layer="layout" svg:x1="12.4cm" svg:y1="8.6cm" svg:x2="13.5cm" svg:y2="9.3cm">
          <text:p/>
        </draw:line>
        <draw:line draw:style-name="gr6" draw:text-style-name="P7" draw:layer="layout" svg:x1="9.2cm" svg:y1="7.2cm" svg:x2="9.2cm" svg:y2="8.401cm">
          <text:p/>
        </draw:line>
        <draw:line draw:style-name="gr6" draw:text-style-name="P7" draw:layer="layout" svg:x1="27.4cm" svg:y1="6.6cm" svg:x2="28.6cm" svg:y2="6.6cm">
          <text:p/>
        </draw:line>
        <draw:line draw:style-name="gr6" draw:text-style-name="P7" draw:layer="layout" svg:x1="5.5cm" svg:y1="14.8cm" svg:x2="6.7cm" svg:y2="14.8cm">
          <text:p/>
        </draw:line>
        <draw:custom-shape draw:style-name="gr17" draw:text-style-name="P13" draw:layer="layout" svg:width="1.001cm" svg:height="1.001cm" svg:x="25.3cm" svg:y="14.3cm">
          <text:p text:style-name="P4"><text:span text:style-name="T1">err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7" draw:layer="layout" svg:x1="26.3cm" svg:y1="14.8cm" svg:x2="27.5cm" svg:y2="14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5T09:39:20.073835203</meta:creation-date>
    <dc:date>2019-11-05T16:58:52.223496450</dc:date>
    <meta:editing-duration>PT1H45M41S</meta:editing-duration>
    <meta:editing-cycles>10</meta:editing-cycles>
    <meta:generator>LibreOffice/5.1.6.2$Linux_X86_64 LibreOffice_project/10m0$Build-2</meta:generator>
    <meta:document-statistic meta:object-count="69"/>
  </office:meta>
</office:document-meta>
</file>